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1.0595833333333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7.1197916666667cm"/>
    </style:style>
    <style:style style:name="co4" style:family="table-column">
      <style:table-column-properties fo:break-before="auto" style:column-width="16.5364583333333cm" style:use-optimal-column-width="true"/>
    </style:style>
    <style:style style:name="co5" style:family="table-column">
      <style:table-column-properties fo:break-before="auto" style:column-width="11.0860416666667cm"/>
    </style:style>
    <style:style style:name="co6" style:family="table-column">
      <style:table-column-properties fo:break-before="auto" style:column-width="11.43cm" style:use-optimal-column-width="true"/>
    </style:style>
    <style:style style:name="co7" style:family="table-column">
      <style:table-column-properties fo:break-before="auto" style:column-width="2.56645833333333cm" style:use-optimal-column-width="true"/>
    </style:style>
    <style:style style:name="co8" style:family="table-column">
      <style:table-column-properties fo:break-before="auto" style:column-width="35.0572916666667cm"/>
    </style:style>
    <style:style style:name="co9" style:family="table-column">
      <style:table-column-properties fo:break-before="auto" style:column-width="16.457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istian_Logic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ce15"/>
        <table:table-column table:style-name="co5" table:number-columns-repeated="16380" table:default-cell-style-name="ce11"/>
        <table:table-row table:style-name="ro1">
          <table:table-cell office:value-type="string" table:style-name="ce21">
            <text:p>empty</text:p>
          </table:table-cell>
          <table:table-cell office:value-type="string" table:style-name="ce6">
            <text:p>cook</text:p>
          </table:table-cell>
          <table:table-cell office:value-type="string" table:style-name="ce20">
            <text:p>[emptyMethodRuleCook(m)]<text:s/></text:p>
          </table:table-cell>
          <table:table-cell table:number-columns-repeated="16381" table:style-name="ce8"/>
        </table:table-row>
        <table:table-row table:style-name="ro1">
          <table:table-cell office:value-type="string" table:style-name="ce7">
            <text:p>moodToCook</text:p>
          </table:table-cell>
          <table:table-cell office:value-type="string" table:style-name="ce6">
            <text:p>cook</text:p>
          </table:table-cell>
          <table:table-cell office:value-type="string" table:style-name="ce20">
            <text:p>[emptyMethodRuleCook(m)]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Delivery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Delivery, noTakeaway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Takeaway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moodToCook, easyHw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easyHw</text:p>
          </table:table-cell>
          <table:table-cell office:value-type="string" table:style-name="ce6">
            <text:p>cook</text:p>
          </table:table-cell>
          <table:table-cell office:value-type="string" table:style-name="ce20">
            <text:p>[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Cook, noDelivery, noTakeaway</text:p>
          </table:table-cell>
          <table:table-cell office:value-type="string" table:style-name="ce6">
            <text:p>cook</text:p>
          </table:table-cell>
          <table:table-cell office:value-type="string" table:style-name="ce20">
            <text:p>[noOptions(m), preferNoOptions2, 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haveHw, easyHw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preferHaveEzHwMoodToCookRuleTake, haveEzHwRule(m), preferHaveEzHwMoodToCookRuleDel, emptyMethodRuleCook(m)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7">
            <text:p>moodToCook, haveHw, easyHw</text:p>
          </table:table-cell>
          <table:table-cell office:value-type="string" table:style-name="ce6">
            <text:p>cook</text:p>
          </table:table-cell>
          <table:table-cell office:value-type="string" table:style-name="ce13">
            <text:p>[preferHaveEzHwMoodToCookRuleTake, haveEzHwRule(m), preferHaveEzHwMoodToCookRuleDel, emptyMethodRuleCook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Cook, noTakeaway</text:p>
          </table:table-cell>
          <table:table-cell office:value-type="string" table:style-name="ce6">
            <text:p>delivery</text:p>
          </table:table-cell>
          <table:table-cell office:value-type="string" table:style-name="ce13">
            <text:p>[noTakeawayRule(m), preferNoTakeawayRule1, noCook(m), preferNoCook1, emptyMethodRuleDel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moodToCook, noCook, noTakeaway</text:p>
          </table:table-cell>
          <table:table-cell office:value-type="string" table:style-name="ce6">
            <text:p>delivery</text:p>
          </table:table-cell>
          <table:table-cell office:value-type="string" table:style-name="ce13">
            <text:p>[noTakeawayRule(m), preferNoTakeawayRule1, preferNoCook2, noCook(m), preferNoCook1, emptyMethodRuleDel(m)]<text:s/></text:p>
          </table:table-cell>
          <table:table-cell table:number-columns-repeated="16381" table:style-name="ce11"/>
        </table:table-row>
        <table:table-row table:style-name="ro2">
          <table:table-cell office:value-type="string" table:style-name="ce7">
            <text:p>moodToCook, haveHw, noCook, noTakeaway</text:p>
          </table:table-cell>
          <table:table-cell office:value-type="string" table:style-name="ce6">
            <text:p>delivery</text:p>
          </table:table-cell>
          <table:table-cell office:value-type="string" table:style-name="ce13">
            <text:p>[preferHaveHwRuleDel2, preferHaveHwMoodRuleDel3, noTakeawayRule(m), preferNoTakeawayRule3, haveHwMoodRuleDel(m), preferHaveHwMoodRuleDel2, haveHwRuleDel(m), preferHaveHwRuleDel3, emptyMethodRuleDel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Cook</text:p>
          </table:table-cell>
          <table:table-cell office:value-type="string" table:style-name="ce6">
            <text:p>takeaway</text:p>
          </table:table-cell>
          <table:table-cell office:value-type="string" table:style-name="ce13">
            <text:p>[noCook(m), preferNoCook1, emptyMethodRuleTake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noCook, noDelivery</text:p>
          </table:table-cell>
          <table:table-cell office:value-type="string" table:style-name="ce6">
            <text:p>takeaway</text:p>
          </table:table-cell>
          <table:table-cell office:value-type="string" table:style-name="ce13">
            <text:p>[noCook(m), preferNoCook1, emptyMethodRuleTake(m)]<text:s/></text:p>
          </table:table-cell>
          <table:table-cell table:number-columns-repeated="16381" table:style-name="ce11"/>
        </table:table-row>
        <table:table-row table:style-name="ro3">
          <table:table-cell office:value-type="string" table:style-name="ce7">
            <text:p>moodToCook, haveHw</text:p>
          </table:table-cell>
          <table:table-cell office:value-type="string" table:style-name="ce6">
            <text:p>takeaway</text:p>
          </table:table-cell>
          <table:table-cell office:value-type="string" table:style-name="ce13">
            <text:p>[preferHaveHwMoodRuleTake3, preferHaveHwRuleTake3, haveHwMoodRuleTake(m), preferHaveHwMoodRuleTake4, haveHwRuleTake(m), preferHaveHwRule2, emptyMethodRuleTake(m)]<text:s/></text:p>
          </table:table-cell>
          <table:table-cell table:number-columns-repeated="16381" table:style-name="ce11"/>
        </table:table-row>
        <table:table-row table:style-name="ro3">
          <table:table-cell office:value-type="string" table:style-name="ce7">
            <text:p>moodToCook, haveHw, noCook</text:p>
          </table:table-cell>
          <table:table-cell office:value-type="string" table:style-name="ce6">
            <text:p>takeaway</text:p>
          </table:table-cell>
          <table:table-cell office:value-type="string" table:style-name="ce13">
            <text:p>[preferHaveHwMoodRuleTake3, preferHaveHwRuleTake3, haveHwMoodRuleTake(m), preferHaveHwMoodRuleTake4, haveHwRuleTake(m), preferHaveHwRule2, emptyMethodRuleTake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haveHw</text:p>
          </table:table-cell>
          <table:table-cell office:value-type="string" table:style-name="ce6">
            <text:p>takeaway</text:p>
          </table:table-cell>
          <table:table-cell office:value-type="string" table:style-name="ce20">
            <text:p>[preferHaveHwRuleTake3, haveHwRuleTake(m), preferHaveHwRule2, emptyMethodRuleTake(m)]<text:s/>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7">
            <text:p>moodToCook, noCook</text:p>
          </table:table-cell>
          <table:table-cell office:value-type="string" table:style-name="ce6">
            <text:p>takeaway</text:p>
          </table:table-cell>
          <table:table-cell office:value-type="string" table:style-name="ce13">
            <text:p>[preferNoCook2, noCook(m), preferNoCook1, emptyMethodRuleTake(m)]<text:s/></text:p>
          </table:table-cell>
          <table:table-cell table:number-columns-repeated="16381" table:style-name="ce11"/>
        </table:table-row>
        <table:table-row table:number-rows-repeated="11" table:style-name="ro1">
          <table:table-cell table:style-name="ce12"/>
          <table:table-cell table:style-name="ce11"/>
          <table:table-cell table:number-columns-repeated="2" table:style-name="ce14"/>
          <table:table-cell table:number-columns-repeated="16380"/>
        </table:table-row>
        <table:table-row table:number-rows-repeated="2" table:style-name="ro1">
          <table:table-cell table:style-name="ce8"/>
          <table:table-cell table:style-name="ce9"/>
          <table:table-cell table:number-columns-repeated="2" table:style-name="ce15"/>
          <table:table-cell table:number-columns-repeated="16380"/>
        </table:table-row>
        <table:table-row table:number-rows-repeated="7" table:style-name="ro1">
          <table:table-cell/>
          <table:table-cell table:style-name="ce9"/>
          <table:table-cell table:number-columns-repeated="2" table:style-name="ce1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8"/>
          <table:table-cell table:style-name="ce16"/>
          <table:table-cell table:style-name="ce14"/>
          <table:table-cell table:number-columns-repeated="16380"/>
        </table:table-row>
        <table:table-row table:style-name="ro1">
          <table:table-cell/>
          <table:table-cell table:style-name="ce8"/>
          <table:table-cell table:style-name="ce17"/>
          <table:table-cell table:style-name="ce18"/>
          <table:table-cell table:number-columns-repeated="16380"/>
        </table:table-row>
        <table:table-row table:style-name="ro1">
          <table:table-cell/>
          <table:table-cell table:style-name="ce8"/>
          <table:table-cell table:style-name="ce16"/>
          <table:table-cell table:style-name="ce14"/>
          <table:table-cell table:number-columns-repeated="16380"/>
        </table:table-row>
        <table:table-row table:number-rows-repeated="1048532" table:style-name="ro1">
          <table:table-cell table:number-columns-repeated="16384"/>
        </table:table-row>
      </table:table>
      <table:table table:name="Panikos_Logic" table:style-name="ta1">
        <table:table-column table:style-name="co6" table:default-cell-style-name="ce2"/>
        <table:table-column table:style-name="co7" table:default-cell-style-name="ce3"/>
        <table:table-column table:style-name="co8" table:default-cell-style-name="ce5"/>
        <table:table-column table:style-name="co9" table:default-cell-style-name="ce4"/>
        <table:table-column table:style-name="co10" table:number-columns-repeated="16380" table:default-cell-style-name="ce1"/>
        <table:table-row table:style-name="ro1">
          <table:table-cell office:value-type="string" table:style-name="ce21">
            <text:p>noTakeaway</text:p>
          </table:table-cell>
          <table:table-cell office:value-type="string" table:style-name="ce21">
            <text:p>delivery</text:p>
          </table:table-cell>
          <table:table-cell office:value-type="string" table:style-name="ce20">
            <text:p>[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easyHw</text:p>
          </table:table-cell>
          <table:table-cell office:value-type="string" table:style-name="ce21">
            <text:p>delivery</text:p>
          </table:table-cell>
          <table:table-cell office:value-type="string" table:style-name="ce20">
            <text:p>[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noCook, noTakeaway</text:p>
          </table:table-cell>
          <table:table-cell office:value-type="string" table:style-name="ce21">
            <text:p>delivery</text:p>
          </table:table-cell>
          <table:table-cell office:value-type="string" table:style-name="ce20">
            <text:p>[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noCook</text:p>
          </table:table-cell>
          <table:table-cell office:value-type="string" table:style-name="ce21">
            <text:p>delivery</text:p>
          </table:table-cell>
          <table:table-cell office:value-type="string" table:style-name="ce20">
            <text:p>[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empty</text:p>
          </table:table-cell>
          <table:table-cell office:value-type="string" table:style-name="ce21">
            <text:p>delivery</text:p>
          </table:table-cell>
          <table:table-cell office:value-type="string" table:style-name="ce20">
            <text:p>[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moodToCook, haveHw, noCook, noTakeaway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noTakeawayRule(m), preferNoTakeawayRule2, noCook(m), preferNoCook2, 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moodToCook, haveHw, noCook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haveHwMoodRuleDel(m), preferHaveHwMoodRule2, haveHwRuleDel(m), preferHaveHwRule, noCook(m), preferNoCook2, emptyMethodRuleDel(m)]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moodToCook, noCook, noTakeaway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noCook(m), preferNoCook2, emptyMethodRuleDel(m)]<text:s/>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21">
            <text:p>moodToCook, noCook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noCook(m), preferNoCook2, emptyMethodRuleDel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haveHw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haveHwRuleDel(m), preferHaveHwRule, emptyMethodRuleDel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moodToCook, haveHw</text:p>
          </table:table-cell>
          <table:table-cell office:value-type="string" table:style-name="ce21">
            <text:p>delivery</text:p>
          </table:table-cell>
          <table:table-cell office:value-type="string" table:style-name="ce23">
            <text:p>[haveHwMoodRuleDel(m), preferHaveHwMoodRule2, haveHwRuleDel(m), preferHaveHwRule, <text:s/>preferHaveHwMoodRuleDel3, emptyMethodRuleDel(m)]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noDelivery</text:p>
          </table:table-cell>
          <table:table-cell office:value-type="string" table:style-name="ce21">
            <text:p>takeaway</text:p>
          </table:table-cell>
          <table:table-cell office:value-type="string" table:style-name="ce20">
            <text:p>[noDelivery(m), preferNoDelivery1, emptyMethodRuleTake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noCook, noDelivery</text:p>
          </table:table-cell>
          <table:table-cell office:value-type="string" table:style-name="ce21">
            <text:p>takeaway</text:p>
          </table:table-cell>
          <table:table-cell office:value-type="string" table:style-name="ce22">
            <text:p>[noDelivery(m), preferNoDelivery1, emptyMethodRuleTake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noCook, noDelivery, noTakeaway</text:p>
          </table:table-cell>
          <table:table-cell office:value-type="string" table:style-name="ce21">
            <text:p>cook</text:p>
          </table:table-cell>
          <table:table-cell office:value-type="string" table:style-name="ce20">
            <text:p>[noTakeawayRule(m), preferNoTakeawayRule1, noDelivery(m), preferNoDelivery1, noOptions(m), preferNoOptions2, emptyMethodRuleCook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moodToCook</text:p>
          </table:table-cell>
          <table:table-cell office:value-type="string" table:style-name="ce21">
            <text:p>cook</text:p>
          </table:table-cell>
          <table:table-cell office:value-type="string" table:style-name="ce20">
            <text:p>[preferMoodToCook2, moodToCookRule(m), preferMoodToCook1, emptyMethodRuleCook(m)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moodToCook, easyHw</text:p>
          </table:table-cell>
          <table:table-cell office:value-type="string" table:style-name="ce21">
            <text:p>cook</text:p>
          </table:table-cell>
          <table:table-cell office:value-type="string" table:style-name="ce20">
            <text:p>[preferMoodToCook2, moodToCookRule(m), preferMoodToCook1,<text:s/><text:span text:style-name="T2">emptyMethodRuleCook(m)</text:span>]<text:s/>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21">
            <text:p>noDelivery, noTakeaway</text:p>
          </table:table-cell>
          <table:table-cell office:value-type="string" table:style-name="ce21">
            <text:p>cook</text:p>
          </table:table-cell>
          <table:table-cell office:value-type="string" table:style-name="ce20">
            <text:p>[noTakeawayRule(m), preferNoTakeawayRule1, noDelivery(m), preferNoDelivery1, emptyMethodRuleCook(m)]<text:s/>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moodToCook, haveHw, easyHw</text:p>
          </table:table-cell>
          <table:table-cell office:value-type="string" table:style-name="ce21">
            <text:p>cook</text:p>
          </table:table-cell>
          <table:table-cell office:value-type="string" table:style-name="ce20">
            <text:p>[preferHaveEzHwMoodToCookRuleTake, haveEzHwMoodToCookRule(m), preferHaveEzHwMoodToCookRuleDel, moodToCookRule(m)]<text:s/>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Cristian_Logic.A2:Cristian_Logic.C46">
          <table:sort>
            <table:sort-by table:field-number="1"/>
          </table:sort>
        </table:database-range>
        <table:database-range table:target-range-address="Panikos_Logic.A1:Panikos_Logic.D8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Ionuț - Cristian Cânciu</meta:initial-creator>
    <dc:creator>Ionuț - Cristian Cânciu</dc:creator>
    <meta:creation-date>2021-12-09T10:50:29Z</meta:creation-date>
    <dc:date>2021-12-09T18:00:11Z</dc:date>
  </office:meta>
</office:document-meta>
</file>